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3F60000023E20D5BBF6.png"/>
  <manifest:file-entry manifest:media-type="image/png" manifest:full-path="Pictures/10000000000000200000002000309F1C.png"/>
  <manifest:file-entry manifest:media-type="image/jpeg" manifest:full-path="Pictures/10000000000001BD000003001A6D1F4F.jpg"/>
  <manifest:file-entry manifest:media-type="image/jpeg" manifest:full-path="Pictures/1000000000000320000001B6D9B585FA.jpg"/>
  <manifest:file-entry manifest:media-type="image/jpeg" manifest:full-path="Pictures/100000000000013E00000190FC49E2A3.jpg"/>
  <manifest:file-entry manifest:media-type="image/jpeg" manifest:full-path="Pictures/10000000000001970000030038895E23.jpg"/>
  <manifest:file-entry manifest:media-type="image/jpeg" manifest:full-path="Pictures/100000000000026C000001833C94BEDB.jpg"/>
  <manifest:file-entry manifest:media-type="image/jpeg" manifest:full-path="Pictures/100000000000055600000300293F380E.jpg"/>
  <manifest:file-entry manifest:media-type="image/jpeg" manifest:full-path="Pictures/100000000000013400000190B8D0E9C0.jpg"/>
  <manifest:file-entry manifest:media-type="image/jpeg" manifest:full-path="Pictures/1000000000000780000004B04272F477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3cm, 0cm, 4.77cm, 0cm)" draw:image-opacity="100%" style:mirror="horizontal"/>
    </style:style>
    <style:style style:name="gr2" style:family="graphic" style:parent-style-name="standard" style:list-style-name="L1">
      <style:graphic-properties draw:stroke="solid" draw:stroke-dash="Dash_20_2" svg:stroke-width="0.05cm" svg:stroke-color="#c0c0c0" draw:marker-start-width="0.275cm" draw:marker-start-center="false" draw:marker-end-width="0.275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c0c0c0" draw:marker-start-width="0.275cm" draw:marker-start-center="false" draw:marker-end-width="0.275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1cm, 0cm, 7.1cm, 0cm)" draw:image-opacity="100%" style:mirror="none"/>
    </style:style>
    <style:style style:name="gr5" style:family="graphic" style:parent-style-name="standard" style:list-style-name="L1">
      <style:graphic-properties draw:stroke="solid" draw:stroke-dash="Dash_20_2" svg:stroke-width="0.05cm" svg:stroke-color="#c0c0c0" draw:marker-start-width="0.275cm" draw:marker-start-center="false" draw:marker-end-width="0.275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8cm, 0cm, 4.08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draw:marker-start-width="0.275cm" draw:marker-end-width="0.275cm" draw:fill="none" draw:opacity="50%" draw:textarea-vertical-align="middle" fo:padding-top="0.15cm" fo:padding-bottom="0.15cm" fo:padding-left="0.275cm" fo:padding-right="0.275cm" draw:shadow-opacity="50%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6cm, 0cm)" draw:image-opacity="100%" style:mirror="none"/>
    </style:style>
    <style:style style:name="gr12" style:family="graphic" style:parent-style-name="standard">
      <style:graphic-properties svg:stroke-width="0.05cm" draw:marker-start-width="0.275cm" draw:marker-end-width="0.275cm" draw:fill="none" draw:fill-color="#000000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3" style:family="graphic" style:parent-style-name="standard" style:list-style-name="L1">
      <style:graphic-properties draw:stroke="solid" draw:stroke-dash="Dash_20_2" svg:stroke-width="0.05cm" svg:stroke-color="#c0c0c0" draw:marker-start-width="0.275cm" draw:marker-start-center="false" draw:marker-end-width="0.275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9cm, 0cm, 3.18cm, 0cm)" draw:image-opacity="100%" style:mirror="non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09cm, 8.1cm, 7.23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32.384cm" svg:height="10.14cm" svg:x="-5.476cm" svg:y="-0.689cm">
          <draw:image xlink:href="Pictures/1000000000000780000004B04272F477.jpg" xlink:type="simple" xlink:show="embed" xlink:actuate="onLoad">
            <text:p/>
          </draw:image>
        </draw:frame>
        <draw:g>
          <draw:g>
            <draw:polygon draw:style-name="gr2" draw:text-style-name="P2" draw:layer="layout" svg:width="31.495cm" svg:height="9.524cm" svg:x="-4.968cm" svg:y="-0.174cm" svg:viewBox="0 0 31496 9525" draw:points="31496,6096 31490,9525 0,9525 0,0">
              <text:p/>
            </draw:polygon>
          </draw:g>
        </draw:g>
        <draw:frame draw:style-name="gr1" draw:text-style-name="P1" draw:layer="layout" svg:width="32.384cm" svg:height="10.14cm" svg:x="-0.476cm" svg:y="9.711cm">
          <draw:image xlink:href="Pictures/1000000000000780000004B04272F477.jpg" xlink:type="simple" xlink:show="embed" xlink:actuate="onLoad">
            <text:p/>
          </draw:image>
        </draw:frame>
        <draw:g>
          <draw:g>
            <draw:polygon draw:style-name="gr3" draw:text-style-name="P2" draw:layer="layout" svg:width="31.495cm" svg:height="9.524cm" svg:x="0.032cm" svg:y="10.226cm" svg:viewBox="0 0 31496 9525" draw:points="31496,6096 31490,9525 0,9525 0,0">
              <text:p/>
            </draw:polygon>
          </draw:g>
        </draw:g>
      </draw:page>
      <draw:page draw:name="page2" draw:style-name="dp1" draw:master-page-name="Default">
        <draw:g>
          <draw:frame draw:style-name="gr4" draw:text-style-name="P1" draw:layer="layout" svg:width="19.94cm" svg:height="8.93cm" svg:x="2.37cm" svg:y="12.062cm">
            <draw:image xlink:href="Pictures/100000000000013400000190B8D0E9C0.jpg" xlink:type="simple" xlink:show="embed" xlink:actuate="onLoad">
              <text:p/>
            </draw:image>
          </draw:frame>
        </draw:g>
        <draw:g>
          <draw:g>
            <draw:polygon draw:style-name="gr5" draw:text-style-name="P2" draw:layer="layout" svg:width="31.495cm" svg:height="9.524cm" svg:x="2.378cm" svg:y="9.826cm" svg:viewBox="0 0 31496 9525" draw:points="0,6096 6,9525 31496,9525 31496,0">
              <text:p/>
            </draw:polygon>
          </draw:g>
        </draw:g>
      </draw:page>
      <draw:page draw:name="page3" draw:style-name="dp1" draw:master-page-name="Default">
        <draw:frame draw:style-name="gr6" draw:text-style-name="P1" draw:layer="layout" svg:width="18.717cm" svg:height="4.67cm" svg:x="9.087cm" svg:y="13.793cm">
          <draw:image xlink:href="Pictures/100000000000026C000001833C94BEDB.jpg" xlink:type="simple" xlink:show="embed" xlink:actuate="onLoad">
            <text:p/>
          </draw:image>
        </draw:frame>
        <draw:frame draw:style-name="gr7" draw:text-style-name="P1" draw:layer="layout" svg:width="5.248cm" svg:height="9.906cm" svg:x="23.128cm" svg:y="2.016cm">
          <draw:image xlink:href="Pictures/10000000000001970000030038895E23.jpg" xlink:type="simple" xlink:show="embed" xlink:actuate="onLoad">
            <text:p/>
          </draw:image>
        </draw:frame>
        <draw:frame draw:style-name="gr7" draw:text-style-name="P1" draw:layer="layout" svg:width="5.738cm" svg:height="9.906cm" svg:x="16.327cm" svg:y="2.043cm">
          <draw:image xlink:href="Pictures/10000000000001BD000003001A6D1F4F.jpg" xlink:type="simple" xlink:show="embed" xlink:actuate="onLoad">
            <text:p/>
          </draw:image>
        </draw:frame>
        <draw:polygon draw:style-name="gr8" draw:text-style-name="P1" draw:layer="layout" svg:width="3.682cm" svg:height="9.651cm" svg:x="23.839cm" svg:y="2.143cm" svg:viewBox="0 0 3683 9652" draw:points="1143,9652 3683,9652 3683,0 0,0">
          <text:p/>
        </draw:polygon>
        <draw:polygon draw:style-name="gr8" draw:text-style-name="P1" draw:layer="layout" svg:width="3.682cm" svg:height="9.651cm" svg:x="17.256cm" svg:y="2.143cm" svg:viewBox="0 0 3683 9652" draw:points="2540,9652 0,9652 0,0 3683,0">
          <text:p/>
        </draw:polygon>
        <draw:custom-shape draw:style-name="gr9" draw:text-style-name="P1" draw:layer="layout" svg:width="18cm" svg:height="3.5cm" svg:x="9.159cm" svg:y="14.3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753cm" svg:height="2.998cm" svg:x="2.336cm" svg:y="1.318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" draw:layer="layout" svg:width="11.776cm" svg:height="10.339cm" svg:x="2.336cm" svg:y="1.018cm">
            <draw:image xlink:href="Pictures/100000000000013E00000190FC49E2A3.jpg" xlink:type="simple" xlink:show="embed" xlink:actuate="onLoad">
              <text:p/>
            </draw:image>
          </draw:frame>
          <draw:custom-shape draw:style-name="gr12" draw:text-style-name="P1" draw:layer="layout" svg:width="3.2cm" svg:height="3.2cm" svg:x="-4.747cm" svg:y="5.7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olygon draw:style-name="gr13" draw:text-style-name="P2" draw:layer="layout" svg:width="31.495cm" svg:height="9.524cm" svg:x="-17.622cm" svg:y="1.826cm" svg:viewBox="0 0 31496 9525" draw:points="0,6096 6,9525 31496,9525 31496,0">
              <text:p/>
            </draw:polygon>
          </draw:g>
        </draw:g>
      </draw:page>
      <draw:page draw:name="page4" draw:style-name="dp1" draw:master-page-name="Default">
        <draw:frame draw:style-name="gr14" draw:text-style-name="P1" draw:layer="layout" svg:width="18.262cm" svg:height="9.709cm" svg:x="1.154cm" svg:y="10.475cm">
          <draw:image xlink:href="Pictures/1000000000000780000004B04272F477.jpg" xlink:type="simple" xlink:show="embed" xlink:actuate="onLoad">
            <text:p/>
          </draw:image>
        </draw:frame>
        <draw:frame draw:style-name="gr7" draw:text-style-name="P1" draw:layer="layout" svg:width="18.034cm" svg:height="9.281cm" svg:x="1.254cm" svg:y="0.609cm">
          <draw:image xlink:href="Pictures/10000201000003F60000023E20D5BBF6.png" xlink:type="simple" xlink:show="embed" xlink:actuate="onLoad">
            <text:p/>
          </draw:image>
        </draw:frame>
        <draw:custom-shape draw:style-name="gr9" draw:text-style-name="P1" draw:layer="layout" svg:width="18cm" svg:height="8.5cm" svg:x="1.254cm" svg:y="1.1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8cm" svg:height="8.5cm" svg:x="1.254cm" svg:y="10.836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5" draw:text-style-name="P1" draw:layer="layout" svg:width="18.288cm" svg:height="8.89cm" svg:x="1.127cm" svg:y="10.65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8.288cm" svg:height="8.89cm" svg:x="1.127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4.382cm" svg:height="7.874cm" svg:x="3.098cm" svg:y="1.454cm">
          <draw:image xlink:href="Pictures/1000000000000320000001B6D9B585FA.jpg" xlink:type="simple" xlink:show="embed" xlink:actuate="onLoad">
            <text:p/>
          </draw:image>
        </draw:frame>
        <draw:frame draw:style-name="gr16" draw:text-style-name="P1" draw:layer="layout" svg:width="16.83cm" svg:height="8.295cm" svg:x="1.813cm" svg:y="10.966cm">
          <draw:image xlink:href="Pictures/100000000000055600000300293F380E.jpg" xlink:type="simple" xlink:show="embed" xlink:actuate="onLoad">
            <text:p/>
          </draw:image>
        </draw:frame>
        <draw:custom-shape draw:style-name="gr9" draw:text-style-name="P1" draw:layer="layout" svg:width="18cm" svg:height="8.5cm" svg:x="1.254cm" svg:y="1.1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8cm" svg:height="8.5cm" svg:x="1.254cm" svg:y="10.836cm">
          <text:p/>
          <draw:enhanced-geometry svg:viewBox="0 0 21600 21600" draw:type="rectangle" draw:enhanced-path="M 0 0 L 21600 0 21600 21600 0 21600 0 0 Z N"/>
        </draw:custom-shape>
        <draw:g>
          <draw:frame draw:style-name="gr14" draw:text-style-name="P1" draw:layer="layout" svg:width="18.262cm" svg:height="9.709cm" draw:transform="rotate (1.5707963267949) translate (19.458cm 19.361cm)">
            <draw:image xlink:href="Pictures/1000000000000780000004B04272F477.jpg" xlink:type="simple" xlink:show="embed" xlink:actuate="onLoad">
              <text:p/>
            </draw:image>
          </draw:frame>
          <draw:custom-shape draw:style-name="gr9" draw:text-style-name="P1" draw:layer="layout" svg:width="18cm" svg:height="8.5cm" draw:transform="rotate (1.5707963267949) translate (19.819cm 19.261cm)">
            <text:p/>
            <draw:enhanced-geometry svg:viewBox="0 0 21600 21600" draw:type="rectangle" draw:enhanced-path="M 0 0 L 21600 0 21600 21600 0 21600 0 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30T17:08:10</meta:creation-date>
    <dc:date>2013-04-29T00:56:46</dc:date>
    <meta:editing-duration>PT4H4M29S</meta:editing-duration>
    <meta:editing-cycles>41</meta:editing-cycles>
    <meta:generator>LibreOffice/3.4$Unix LibreOffice_project/340m1$Build-302</meta:generator>
    <meta:print-date>2013-04-29T00:55:08</meta:print-date>
    <meta:document-statistic meta:object-count="39"/>
  </office:meta>
</office:document-meta>
</file>